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 svg:font-family="Helvetica, sans-serif"/>
    <style:font-face style:name="Mangal1" svg:font-family="Mangal"/>
    <style:font-face style:name="OpenSymbol" svg:font-family="OpenSymbol"/>
    <style:font-face style:name="sans-serif" svg:font-family="sans-serif"/>
    <style:font-face style:name="ITC Usherwood Std Medium" svg:font-family="'ITC Usherwood Std Medium', 'ITC Usherwood Std Medium'" style:font-family-generic="roman"/>
    <style:font-face style:name="Impact LT Std" svg:font-family="'Impact LT Std', 'Impact LT St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
    </style:style>
    <style:style style:name="P2" style:family="paragraph" style:parent-style-name="Text_20_body">
      <style:paragraph-properties fo:text-align="start" style:justify-single-word="false"/>
      <style:text-properties style:font-name="Times New Roman"/>
    </style:style>
    <style:style style:name="P3" style:family="paragraph" style:parent-style-name="Text_20_body">
      <style:paragraph-properties fo:text-align="start" style:justify-single-word="false"/>
      <style:text-properties style:font-name="Times New Roman" fo:font-weight="normal" style:font-weight-asian="normal" style:font-weight-complex="normal"/>
    </style:style>
    <style:style style:name="P4" style:family="paragraph" style:parent-style-name="Text_20_body" style:list-style-name="L2">
      <style:text-properties style:font-name="Times New Roman" fo:font-size="12pt" officeooo:paragraph-rsid="0012603c" style:font-size-asian="12pt" style:font-size-complex="12pt"/>
    </style:style>
    <style:style style:name="P5" style:family="paragraph" style:parent-style-name="Text_20_body">
      <style:text-properties style:font-name="Times New Roman" fo:font-size="12pt" officeooo:paragraph-rsid="0012603c" style:font-size-asian="12pt" style:font-size-complex="12pt"/>
    </style:style>
    <style:style style:name="P6" style:family="paragraph" style:parent-style-name="Text_20_body" style:list-style-name="L3">
      <style:text-properties style:font-name="Times New Roman" fo:font-size="12pt" officeooo:paragraph-rsid="0012603c" style:font-size-asian="12pt" style:font-size-complex="12pt"/>
    </style:style>
    <style:style style:name="P7" style:family="paragraph" style:parent-style-name="Text_20_body">
      <style:text-properties officeooo:paragraph-rsid="000d7787"/>
    </style:style>
    <style:style style:name="P8" style:family="paragraph" style:parent-style-name="Text_20_body">
      <style:text-properties fo:font-weight="normal" officeooo:paragraph-rsid="000d7787" style:font-weight-asian="normal" style:font-weight-complex="normal"/>
    </style:style>
    <style:style style:name="P9" style:family="paragraph" style:parent-style-name="Text_20_body">
      <style:text-properties officeooo:paragraph-rsid="000f542b"/>
    </style:style>
    <style:style style:name="P10" style:family="paragraph" style:parent-style-name="Text_20_body" style:list-style-name="L1">
      <style:text-properties officeooo:paragraph-rsid="000f542b"/>
    </style:style>
    <style:style style:name="P11" style:family="paragraph" style:parent-style-name="Text_20_body" style:list-style-name="L1">
      <style:text-properties officeooo:paragraph-rsid="00114da4"/>
    </style:style>
    <style:style style:name="P12" style:family="paragraph" style:parent-style-name="Text_20_body">
      <style:text-properties officeooo:paragraph-rsid="0011f62d"/>
    </style:style>
    <style:style style:name="P13" style:family="paragraph" style:parent-style-name="Text_20_body" style:list-style-name="L2">
      <style:text-properties officeooo:paragraph-rsid="0012603c"/>
    </style:style>
    <style:style style:name="P14" style:family="paragraph" style:parent-style-name="Text_20_body">
      <style:text-properties officeooo:paragraph-rsid="0012603c"/>
    </style:style>
    <style:style style:name="P15" style:family="paragraph" style:parent-style-name="Text_20_body" style:list-style-name="L3">
      <style:text-properties officeooo:paragraph-rsid="00135f1c"/>
    </style:style>
    <style:style style:name="P16" style:family="paragraph" style:parent-style-name="Text_20_body" style:list-style-name="L3">
      <style:text-properties fo:color="#000000" officeooo:paragraph-rsid="00135f1c"/>
    </style:style>
    <style:style style:name="P17" style:family="paragraph" style:parent-style-name="Text_20_body" style:list-style-name="L4">
      <style:paragraph-properties fo:margin-top="0cm" fo:margin-bottom="0cm" style:contextual-spacing="false" style:line-height-at-least="0.503cm" fo:orphans="2" fo:widows="2" fo:padding="0cm" fo:border="none"/>
      <style:text-properties style:font-name="Times New Roman" fo:font-size="12pt" officeooo:paragraph-rsid="0012603c" style:font-size-asian="12pt" style:font-size-complex="12pt"/>
    </style:style>
    <style:style style:name="P18" style:family="paragraph" style:parent-style-name="Default">
      <style:text-properties officeooo:paragraph-rsid="0007b656"/>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Heading_20_1">
      <style:text-properties style:font-name="Times New Roman" fo:font-size="12pt" style:font-size-asian="12pt" style:font-size-complex="12pt"/>
    </style:style>
    <style:style style:name="P21" style:family="paragraph" style:parent-style-name="Heading_20_1">
      <style:text-properties officeooo:paragraph-rsid="000d7787"/>
    </style:style>
    <style:style style:name="P22" style:family="paragraph" style:parent-style-name="Footer">
      <style:paragraph-properties fo:text-align="end" style:justify-single-word="false"/>
    </style:style>
    <style:style style:name="T1" style:family="text">
      <style:text-properties fo:color="#000000" style:text-line-through-style="none" style:font-name="Impact LT Std" fo:font-size="12pt" style:text-underline-style="solid" style:text-underline-width="auto" style:text-underline-color="font-color" fo:font-weight="normal" officeooo:rsid="000930f5" style:font-name-asian="Impact LT Std" style:font-size-asian="12pt" style:font-weight-asian="normal" style:font-name-complex="Impact LT Std" style:font-size-complex="12pt" style:font-weight-complex="normal"/>
    </style:style>
    <style:style style:name="T2" style:family="text">
      <style:text-properties fo:color="#000000" fo:font-size="12pt" officeooo:rsid="000c0195" style:font-name-asian="Impact LT Std" style:font-size-asian="12pt" style:font-name-complex="Impact LT Std" style:font-size-complex="12pt"/>
    </style:style>
    <style:style style:name="T3" style:family="text">
      <style:text-properties fo:color="#000000" fo:font-size="12pt" officeooo:rsid="0011f62d" style:font-name-asian="Impact LT Std" style:font-size-asian="12pt" style:font-name-complex="Impact LT Std" style:font-size-complex="12pt"/>
    </style:style>
    <style:style style:name="T4" style:family="text">
      <style:text-properties fo:color="#000000" fo:font-size="12pt" fo:font-style="italic" officeooo:rsid="0011f62d" style:font-name-asian="Impact LT Std" style:font-size-asian="12pt" style:font-style-asian="italic" style:font-name-complex="Impact LT Std" style:font-size-complex="12pt" style:font-style-complex="italic"/>
    </style:style>
    <style:style style:name="T5" style:family="text">
      <style:text-properties fo:color="#000000" fo:font-size="12pt" fo:font-style="normal" officeooo:rsid="0011f62d" style:font-name-asian="Impact LT Std" style:font-size-asian="12pt" style:font-style-asian="normal" style:font-name-complex="Impact LT Std" style:font-size-complex="12pt" style:font-style-complex="normal"/>
    </style:style>
    <style:style style:name="T6" style:family="text">
      <style:text-properties fo:color="#000000" fo:font-size="12pt" fo:font-style="normal" officeooo:rsid="0012603c" style:font-name-asian="Impact LT Std" style:font-size-asian="12pt" style:font-style-asian="normal" style:font-name-complex="Impact LT Std" style:font-size-complex="12pt" style:font-style-complex="normal"/>
    </style:style>
    <style:style style:name="T7" style:family="text">
      <style:text-properties fo:color="#000000" style:font-name-asian="Impact LT Std" style:font-name-complex="Impact LT Std"/>
    </style:style>
    <style:style style:name="T8" style:family="text">
      <style:text-properties fo:color="#000000" officeooo:rsid="000c0195" style:font-name-asian="Impact LT Std" style:font-name-complex="Impact LT Std"/>
    </style:style>
    <style:style style:name="T9" style:family="text">
      <style:text-properties fo:color="#000000" fo:font-weight="bold" style:font-name-asian="Impact LT Std" style:font-weight-asian="bold" style:font-name-complex="Impact LT Std" style:font-weight-complex="bold"/>
    </style:style>
    <style:style style:name="T10" style:family="text">
      <style:text-properties fo:color="#000000" style:font-name="Times New Roman" fo:font-size="12pt" officeooo:rsid="000c0195" style:font-name-asian="Impact LT Std" style:font-size-asian="12pt" style:font-name-complex="Impact LT Std" style:font-size-complex="12pt"/>
    </style:style>
    <style:style style:name="T11" style:family="text">
      <style:text-properties fo:color="#000000" style:font-name="Times New Roman" fo:font-size="12pt" officeooo:rsid="000d7787" style:font-name-asian="Impact LT Std" style:font-size-asian="12pt" style:font-name-complex="Impact LT Std" style:font-size-complex="12pt"/>
    </style:style>
    <style:style style:name="T12" style:family="text">
      <style:text-properties fo:color="#000000" style:font-name="Times New Roman" fo:font-size="12pt" officeooo:rsid="000f542b" style:font-name-asian="Impact LT Std" style:font-size-asian="12pt" style:font-name-complex="Impact LT Std" style:font-size-complex="12pt"/>
    </style:style>
    <style:style style:name="T13" style:family="text">
      <style:text-properties fo:color="#000000" style:font-name="Times New Roman" fo:font-size="12pt" officeooo:rsid="00114da4" style:font-name-asian="Impact LT Std" style:font-size-asian="12pt" style:font-name-complex="Impact LT Std" style:font-size-complex="12pt"/>
    </style:style>
    <style:style style:name="T14" style:family="text">
      <style:text-properties fo:color="#000000" fo:font-style="normal" officeooo:rsid="0011f62d" style:font-name-asian="Impact LT Std" style:font-style-asian="normal" style:font-name-complex="Impact LT Std" style:font-style-complex="normal"/>
    </style:style>
    <style:style style:name="T15" style:family="text">
      <style:text-properties fo:color="#000000" fo:font-style="normal" officeooo:rsid="0012603c" style:font-name-asian="Impact LT Std" style:font-style-asian="normal" style:font-name-complex="Impact LT Std" style:font-style-complex="normal"/>
    </style:style>
    <style:style style:name="T16" style:family="text">
      <style:text-properties fo:font-variant="normal" fo:text-transform="none" fo:color="#000000" style:font-name="Times New Roman" fo:font-size="12pt" fo:letter-spacing="normal" fo:font-style="normal" fo:font-weight="normal" officeooo:rsid="0011f62d" style:font-name-asian="Impact LT Std" style:font-size-asian="12pt" style:font-name-complex="Impact LT Std" style:font-size-complex="12pt"/>
    </style:style>
    <style:style style:name="T17" style:family="text">
      <style:text-properties fo:font-variant="normal" fo:text-transform="none" fo:color="#000000" style:font-name="Times New Roman" fo:font-size="12pt" fo:letter-spacing="normal" fo:font-style="normal" fo:font-weight="normal" officeooo:rsid="0012603c" style:font-name-asian="Impact LT Std" style:font-size-asian="12pt" style:font-style-asian="normal" style:font-name-complex="Impact LT Std" style:font-size-complex="12pt" style:font-style-complex="normal"/>
    </style:style>
    <style:style style:name="T18" style:family="text">
      <style:text-properties fo:font-variant="normal" fo:text-transform="none" fo:color="#000000" style:font-name="Times New Roman" fo:font-size="12pt" fo:letter-spacing="normal" fo:font-style="normal" fo:font-weight="normal" officeooo:rsid="00135f1c" style:font-name-asian="Impact LT Std" style:font-size-asian="12pt" style:font-style-asian="normal" style:font-name-complex="Impact LT Std" style:font-size-complex="12pt" style:font-style-complex="normal"/>
    </style:style>
    <style:style style:name="T19" style:family="text">
      <style:text-properties fo:font-variant="normal" fo:text-transform="none" fo:color="#000000" style:font-name="Times New Roman" fo:font-size="12pt" fo:letter-spacing="normal" fo:font-style="normal" fo:font-weight="normal" style:font-size-asian="12pt" style:font-size-complex="12pt"/>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officeooo:rsid="0012603c" style:font-name-asian="Impact LT Std" style:font-style-asian="normal" style:font-name-complex="Impact LT Std" style:font-style-complex="normal"/>
    </style:style>
    <style:style style:name="T22" style:family="text">
      <style:text-properties fo:font-variant="normal" fo:text-transform="none" fo:color="#000000" fo:font-size="12pt" fo:letter-spacing="normal" fo:font-style="normal" fo:font-weight="normal" officeooo:rsid="000c0195" style:font-name-asian="Impact LT Std" style:font-size-asian="12pt" style:font-name-complex="Impact LT Std" style:font-size-complex="12pt"/>
    </style:style>
    <style:style style:name="T23" style:family="text">
      <style:text-properties fo:font-variant="normal" fo:text-transform="none" fo:color="#000000" fo:font-size="12pt" fo:letter-spacing="normal" fo:font-style="normal" fo:font-weight="normal" officeooo:rsid="0011f62d" style:font-name-asian="Impact LT Std" style:font-size-asian="12pt" style:font-name-complex="Impact LT Std" style:font-size-complex="12pt"/>
    </style:style>
    <style:style style:name="T24" style:family="text">
      <style:text-properties fo:font-variant="normal" fo:text-transform="none" fo:color="#000000" style:text-line-through-style="none" style:font-name="Times New Roman" fo:font-size="12pt" fo:letter-spacing="normal" fo:font-style="normal" style:text-underline-style="none" fo:font-weight="normal" officeooo:rsid="0012603c" style:text-blinking="false" fo:background-color="#ffffff" style:font-name-asian="Impact LT Std" style:font-size-asian="10.5pt" style:font-style-asian="normal" style:font-name-complex="Impact LT Std" style:font-size-complex="12pt" style:font-style-complex="normal"/>
    </style:style>
    <style:style style:name="T25" style:family="text">
      <style:text-properties fo:font-variant="normal" fo:text-transform="none" fo:color="#000000" style:text-line-through-style="none" style:font-name="Times New Roman" fo:font-size="12pt" fo:letter-spacing="normal" fo:font-style="normal" style:text-underline-style="none" fo:font-weight="normal" officeooo:rsid="0012603c" style:text-blinking="false" style:font-size-asian="12pt" style:font-size-complex="12pt"/>
    </style:style>
    <style:style style:name="T26" style:family="text">
      <style:text-properties fo:font-variant="normal" fo:text-transform="none" fo:color="#0b0080" style:text-line-through-style="none" style:font-name="Times New Roman" fo:font-size="12pt" fo:letter-spacing="normal" fo:font-style="normal" style:text-underline-style="none" fo:font-weight="normal" officeooo:rsid="0012603c" style:text-blinking="false" style:font-size-asian="12pt" style:font-size-complex="12pt"/>
    </style:style>
    <style:style style:name="T27" style:family="text">
      <style:text-properties fo:font-variant="normal" fo:text-transform="none" style:text-line-through-style="none" style:font-name="Times New Roman" fo:font-size="12pt" fo:letter-spacing="normal" fo:font-style="normal" style:text-underline-style="none" fo:font-weight="normal" officeooo:rsid="00135f1c" style:text-blinking="false" fo:background-color="#ffffff" style:font-size-asian="12pt" style:font-size-complex="12pt"/>
    </style:style>
    <style:style style:name="T28" style:family="text">
      <style:text-properties fo:font-variant="normal" fo:text-transform="none" style:font-name="Times New Roman" fo:font-size="12pt" fo:letter-spacing="normal" fo:font-style="normal" fo:font-weight="normal" style:font-size-asian="12pt" style:font-size-complex="12pt"/>
    </style:style>
    <style:style style:name="T29" style:family="text">
      <style:text-properties fo:font-variant="normal" fo:text-transform="none" style:font-name="Times New Roman" fo:font-size="12pt" fo:letter-spacing="normal" fo:font-style="normal" fo:font-weight="normal" officeooo:rsid="00135f1c"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A11"><text:span text:style-name="T1"/></text:span></text:p>
      <text:p text:style-name="P1"><text:span text:style-name="T7"><text:s/></text:span><text:span text:style-name="T9">Software Engineering—Missing in Action: A Personal Perspective </text:span></text:p>
      <text:p text:style-name="P2"><text:span text:style-name="T9"/></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9"><text:a xlink:type="simple" xlink:href="#__RefHeading__969_53405498" text:style-name="Index_20_Link" text:visited-style-name="Index_20_Link">El autor y su trayectoria y el aporte a la disciplina<text:tab/>1</text:a></text:p>
          <text:p text:style-name="P19"><text:a xlink:type="simple" xlink:href="#__RefHeading__971_53405498" text:style-name="Index_20_Link" text:visited-style-name="Index_20_Link">La visión del autor respecto de la ingenieria de software<text:tab/>2</text:a></text:p>
          <text:p text:style-name="P19"><text:a xlink:type="simple" xlink:href="#__RefHeading__973_53405498" text:style-name="Index_20_Link" text:visited-style-name="Index_20_Link">En que basa su visión<text:tab/>2</text:a></text:p>
        </text:index-body>
      </text:table-of-content>
      <text:p text:style-name="P3"><text:span text:style-name="T7"/></text:p>
      <text:h text:style-name="P20" text:outline-level="1"><text:bookmark-start text:name="__RefHeading__969_53405498"/><text:span text:style-name="T8">El autor y su trayectoria y el aporte a la disciplina</text:span><text:bookmark-end text:name="__RefHeading__969_53405498"/></text:h>
      <text:p text:style-name="Text_20_body"><text:span text:style-name="T10"/></text:p>
      <text:p text:style-name="P12"><text:span text:style-name="T22">David Lorge Parnas</text:span><text:span text:style-name="T23">(</text:span><text:span text:style-name="T16">nacido el 10 de febrero 1941</text:span><text:span text:style-name="T23">)</text:span><text:span text:style-name="T22"> es un profesional canadiense pionero en el campo de la ingeniería del software de la cual ha sido un ferviente defensor a lo largo de su carrera.</text:span><text:span text:style-name="T2"> </text:span></text:p>
      <text:p text:style-name="P12"><text:span text:style-name="T3">Desarrollo el concepto de </text:span><text:span text:style-name="T4">ocultacion de informacion </text:span><text:span text:style-name="T5">en la programacion modular.</text:span></text:p>
      <text:p text:style-name="P14"><text:span text:style-name="T6">Tomó un una postura en contra de los Estados Unidos ya que seria imposible dar con una aplicación que podria confiar para prevenir un ataque nuclear.</text:span></text:p>
      <text:p text:style-name="P12"><text:span text:style-name="T5">En la Universidad de Carniege Mellon fue doctorado como ingeniero eléctrico. En Canada obtuvo su licencia como ingeniero y fue uno de los primero en aplicar los principios tradicionales de la ingenieria en el diseño de software.</text:span></text:p>
      <text:p text:style-name="P12"><text:span text:style-name="T5"/></text:p>
      <text:p text:style-name="P12"><text:span text:style-name="T5">Estudio en universidades como:</text:span></text:p>
      <text:list xml:id="list37668631" text:style-name="L2">
        <text:list-item>
          <text:p text:style-name="P13"><text:span text:style-name="T24">Universidad de Carolina del Norte en Chapel Hill(EE.UU.)</text:span></text:p>
        </text:list-item>
        <text:list-item>
          <text:p text:style-name="P13"><text:span text:style-name="T24">Universidad de Victoria(Canadá)</text:span></text:p>
        </text:list-item>
        <text:list-item>
          <text:p text:style-name="P13"><text:span text:style-name="T24">Universidad de Queen</text:span></text:p>
        </text:list-item>
        <text:list-item>
          <text:p text:style-name="P13"><text:span text:style-name="T24">Universidad de McMaster</text:span></text:p>
        </text:list-item>
        <text:list-item>
          <text:p text:style-name="P13"><text:span text:style-name="T24">Universidad Tecnica de Darmstadt</text:span></text:p>
        </text:list-item>
        <text:list-item>
          <text:p text:style-name="P4"><text:span text:style-name="T21">Universidad de Limerick(Irlanda)</text:span><text:span text:style-name="T14"> <text:s/></text:span></text:p>
        </text:list-item>
      </text:list>
      <text:p text:style-name="P5"><text:span text:style-name="T15">Entre los premios que recibio se encuentran:</text:span></text:p>
      <text:list xml:id="list38160533" text:style-name="L3">
        <text:list-item>
          <text:p text:style-name="P6"><text:span text:style-name="T15">Premio ACM “Best paper” 1979</text:span></text:p>
        </text:list-item>
        <text:list-item>
          <text:p text:style-name="P6"><text:span text:style-name="T15">dos premios “Most influential paper” en la International Conference on Software Engineering(1991 y 1995)</text:span></text:p>
        </text:list-item>
        <text:list-item>
          <text:p text:style-name="P6"><text:span text:style-name="T21">Dorcor honoris causa de la Dirección de Informática,ETH Zurich, Suiza, 1986</text:span><text:span text:style-name="T15"> </text:span></text:p>
        </text:list-item>
        <text:list-item>
          <text:p text:style-name="P15"><text:span text:style-name="T17">Doctor honoris causa de la Facultad de Ciencias Aplicadas, Universidad Católica de Lovaina, Bélgica, 199</text:span><text:span text:style-name="T18">6</text:span></text:p>
        </text:list-item>
        <text:list-item>
          <text:p text:style-name="P15"><text:span text:style-name="T25">IEEE Computer Society</text:span><text:span text:style-name="T26"> </text:span><text:span text:style-name="T19">'s Premio 60 º Aniversario de 2007</text:span></text:p>
        </text:list-item>
        <text:list-item>
          <text:p text:style-name="P16"><text:span text:style-name="T27">Doctor Honoris causa </text:span><text:span text:style-name="T28">de la Facultad de Informática de la </text:span><text:span text:style-name="T29">Universidad de Lugano</text:span><text:span text:style-name="T28">, Suiza, 2008 </text:span></text:p>
          <text:p text:style-name="P17"><text:soft-page-break/><text:span text:style-name="T20"/></text:p>
          <text:p text:style-name="P6"><text:span text:style-name="T15"/></text:p>
        </text:list-item>
      </text:list>
      <text:p text:style-name="P5"><text:span text:style-name="T14"/></text:p>
      <text:h text:style-name="P21" text:outline-level="1"><text:bookmark-start text:name="__RefHeading__971_53405498"/><text:span text:style-name="T11">La visión del autor respecto de la ingenieria de software</text:span><text:bookmark-end text:name="__RefHeading__971_53405498"/></text:h>
      <text:p text:style-name="P7"><text:span text:style-name="T11"/></text:p>
      <text:p text:style-name="P8"><text:span text:style-name="T11">Según Parnas la ingenieria de software no esta consolidada como una disciplina de la ingenieria, ya que desde que se introdujo el termino cada vez nos estamos alejando del objetivo inicial que tiene la disciplina. Para que esta se estabilice deberiamos antes que nada proponer un cuerpo básico de conocimiento para la formacion de los ingenieros de esta area antes formar especialistas en ramas especificas como el desarrollo de videojuegos o sistemas de exploración espacial.</text:span></text:p>
      <text:p text:style-name="P8"><text:span text:style-name="T11">Otra carencia de esta disciplina es la inexistencia de un ente regulador de licencias, asi como existe en las demas areas de ingenieria.</text:span></text:p>
      <text:p text:style-name="P8"><text:span text:style-name="T11">Ot</text:span><text:span text:style-name="T12">ro de los problemas que tiene que afrontar dicha ingenieria es que los educadores tienen que formar con conceptos iniciales tales como la matematica y otras ciencias para que al momento de enfrentarse a un problema se pueda elegir la tecnologia que se amolde mas al problema y no usar la que se le enseño como tecnologia de moda.</text:span></text:p>
      <text:p text:style-name="P7"><text:span text:style-name="T12"/></text:p>
      <text:h text:style-name="Heading_20_1" text:outline-level="1"><text:bookmark-start text:name="__RefHeading__973_53405498"/><text:span text:style-name="T12">En que basa su visión</text:span><text:bookmark-end text:name="__RefHeading__973_53405498"/></text:h>
      <text:p text:style-name="Text_20_body"><text:span text:style-name="T12"/></text:p>
      <text:p text:style-name="P9"><text:span text:style-name="T12">Parnas basa su visión en los siguientes puntos:</text:span></text:p>
      <text:list xml:id="list36603437" text:style-name="L1">
        <text:list-item>
          <text:p text:style-name="P10"><text:span text:style-name="T12">se siguen escribiendo articulos sobre la necesidad de las matematicas en la disciplina y no se forma un cuerpo de conocimientos para formar ingenieros de software.</text:span></text:p>
        </text:list-item>
        <text:list-item>
          <text:p text:style-name="P10"><text:span text:style-name="T12">Las areas de aplicación especificas siguen encontrando problemas comunes y las soluciones y terminos de las mismas son especificas del area.</text:span></text:p>
        </text:list-item>
        <text:list-item>
          <text:p text:style-name="P10"><text:span text:style-name="T12">No se distingue entre problemas de ingenieria, gestion de proyectos, plan de negocios o de tecnologias.</text:span></text:p>
        </text:list-item>
        <text:list-item>
          <text:p text:style-name="P11"><text:span text:style-name="T13">Se sigue manteniendo que es un campo donde predominan las modas.</text:span></text:p>
        </text:list-item>
        <text:list-item>
          <text:p text:style-name="P11"><text:span text:style-name="T13">Si seguimos sin que la disciplina no este regulada, se ha perdido de vista el objetivo.</text:span></text:p>
        </text:list-item>
      </text:list>
      <text:p text:style-name="Text_20_body"><text:span text:style-name="T12"/></text:p>
      <text:p text:style-name="Text_20_body"><text:span text:style-name="T12"/></text:p>
      <text:p text:style-name="P8"><text:span text:style-name="T1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Helvetica" svg:font-family="Helvetica, sans-serif"/>
    <style:font-face style:name="Mangal1" svg:font-family="Mangal"/>
    <style:font-face style:name="OpenSymbol" svg:font-family="OpenSymbol"/>
    <style:font-face style:name="sans-serif" svg:font-family="sans-serif"/>
    <style:font-face style:name="ITC Usherwood Std Medium" svg:font-family="'ITC Usherwood Std Medium', 'ITC Usherwood Std Medium'" style:font-family-generic="roman"/>
    <style:font-face style:name="Impact LT Std" svg:font-family="'Impact LT Std', 'Impact LT St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 style:family="paragraph" style:parent-style-name="Standard">
      <style:paragraph-properties fo:text-align="start" style:justify-single-word="false" style:text-autospace="none"/>
      <style:text-properties fo:color="#000000" style:font-name="ITC Usherwood Std Medium" fo:font-size="12pt" style:font-name-asian="ITC Usherwood Std Medium" style:font-size-asian="12pt" style:font-name-complex="ITC Usherwood Std Medium" style:font-size-complex="12pt"/>
    </style:style>
    <style:style style:name="Pa3" style:family="paragraph" style:parent-style-name="Default" style:next-style-name="Default">
      <style:paragraph-properties style:line-height-at-least="0.319cm" fo:text-align="start" style:justify-single-word="false"/>
      <style:text-properties style:use-window-font-color="true" style:font-name="Times New Roman" fo:font-size="12pt" style:font-name-asian="SimSun" style:font-size-asian="10.5pt" style:font-name-complex="Mangal" style:font-size-complex="12pt"/>
    </style:style>
    <style:style style:name="Pa4" style:family="paragraph" style:parent-style-name="Default" style:next-style-name="Default">
      <style:paragraph-properties style:line-height-at-least="0.39cm" fo:text-align="start" style:justify-single-word="false"/>
      <style:text-properties style:use-window-font-color="true" style:font-name="Times New Roman" fo:font-size="12pt" style:font-name-asian="SimSun" style:font-size-asian="10.5pt" style:font-name-complex="Mangal" style:font-size-complex="12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A11" style:family="text" style:parent-style-name="Default">
      <style:text-properties fo:font-size="5pt" style:font-size-asian="5pt" style:font-size-complex="5pt"/>
    </style:style>
    <style:style style:name="Default" style:family="text">
      <style:text-properties fo:color="#000000" style:font-name="ITC Usherwood Std Medium" fo:font-size="12pt" style:font-name-asian="ITC Usherwood Std Medium" style:font-size-asian="12pt" style:font-name-complex="ITC Usherwood Std Medium"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1T22:34:33.37</meta:creation-date>
    <dc:date>2012-09-02T18:12:10.52</dc:date>
    <meta:editing-duration>PT2M22S</meta:editing-duration>
    <meta:editing-cycles>3</meta:editing-cycles>
    <meta:generator>LibreOffice/3.6$Windows_x86 LibreOffice_project/932b512-69e3009-7a10e5c-fc86223-a55908</meta:generator>
    <meta:document-statistic meta:table-count="0" meta:image-count="0" meta:object-count="0" meta:page-count="2" meta:paragraph-count="37" meta:word-count="552" meta:character-count="3299" meta:non-whitespace-character-count="2792"/>
  </office:meta>
</office:document-meta>
</file>